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mport httpx</text:p>
      <text:p text:style-name="Standard">class MarketplaceClient:</text:p>
      <text:p text:style-name="Standard">def from marketplace_config import get_marketplace_config_for_pos</text:p>
      <text:p text:style-name="Standard">from marketplace_client import MarketplaceClient</text:p>
      <text:p text:style-name="Standard"/>
      <text:p text:style-name="Standard"><text:s text:c="8"/>self.marketplace_client = None</text:p>
      <text:p text:style-name="Standard"><text:s text:c="10"/>if self.species == "marketplace":</text:p>
      <text:p text:style-name="Standard"><text:s text:c="6"/>cfg = get_marketplace_config_for_pos(self.pos_id)</text:p>
      <text:p text:style-name="Standard"><text:s text:c="10"/>if cfg:</text:p>
      <text:p text:style-name="Standard"><text:s text:c="7"/></text:p>
      <text:p text:style-name="Standard"><text:s text:c="8"/>self.marketplace_client = MarketplaceClient(</text:p>
      <text:p text:style-name="Standard"><text:s text:c="12"/>api_key=cfg.api_key,</text:p>
      <text:p text:style-name="Standard"><text:s text:c="12"/>store_id=cfg.store_id</text:p>
      <text:p text:style-name="Standard"><text:s text:c="8"/>)</text:p>
      <text:p text:style-name="Standard"><text:s text:c="7"/>_(self, api_key: str, store_id: str):</text:p>
      <text:p text:style-name="Standard"><text:s text:c="8"/>self.api_key = api_key</text:p>
      <text:p text:style-name="Standard"><text:s text:c="8"/>self.store_id = store_id</text:p>
      <text:p text:style-name="Standard"><text:s text:c="8"/>self.base_url = "https://api.marketplace.com" <text:s/></text:p>
      <text:p text:style-name="Standard"/>
      <text:p text:style-name="Standard"><text:s text:c="22"/>{</text:p>
      <text:p text:style-name="Standard"><text:s text:c="10"/>"species": "marketplace",</text:p>
      <text:p text:style-name="Standard"><text:s text:c="9"/>"pos_id": "pos_mkt_014",</text:p>
      <text:p text:style-name="Standard"><text:s text:c="8"/>"payload": {</text:p>
      <text:p text:style-name="Standard"><text:s text:c="7"/>"capability": "update_prices",</text:p>
      <text:p text:style-name="Standard"><text:s text:c="7"/>"updates": [</text:p>
      <text:p text:style-name="Standard"><text:s text:c="6"/>{"sku": "A123", "price": 19.99},</text:p>
      <text:p text:style-name="Standard"><text:s text:c="6"/>{"sku": "B456", "price": 29.99}</text:p>
      <text:p text:style-name="Standard"><text:s text:c="4"/>]</text:p>
      <text:p text:style-name="Standard"><text:s text:c="2"/>}</text:p>
      <text:p text:style-name="Standard">}</text:p>
      <text:p text:style-name="Standard"><text:s text:c="9"/>"species": "marketplace",</text:p>
      <text:p text:style-name="Standard"><text:s text:c="8"/>"pos_id": "pos_mkt_009",</text:p>
      <text:p text:style-name="Standard"><text:s text:c="7"/>"payload": {</text:p>
      <text:p text:style-name="Standard"><text:s text:c="7"/>"capability": "refresh_listings"</text:p>
      <text:p text:style-name="Standard"><text:s text:c="5"/>}</text:p>
      <text:p text:style-name="Standard"/>
      <text:p text:style-name="Standard"><text:s text:c="3"/>}</text:p>
      <text:p text:style-name="Standard"/>
      <text:p text:style-name="Standard"><text:s text:c="4"/>async def sync_inventory(self, items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 text:c="4"/>async def update_prices(self, updates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oft-page-break/><text:s text:c="4"/>async def refresh_listings(self):</text:p>
      <text:p text:style-name="Standard"><text:s text:c="8"/>async with httpx.AsyncClient(timeout=30) as client:</text:p>
      <text:p text:style-name="Standard"><text:s text:c="12"/>return {"status": "ok"}</text:p>
      <text:p text:style-name="Standard"/>
      <text:p text:style-name="Standard"><text:s text:c="4"/>async def get_analytics(self):</text:p>
      <text:p text:style-name="Standard"><text:s text:c="8"/>async with httpx.AsyncClient(timeout=30) as client:</text:p>
      <text:p text:style-name="Standard"><text:s text:c="12"/>return {"status": "ok", "metrics": {}}</text:p>
      <text:p text:style-name="Standard"><text:s text:c="6"/></text:p>
      <text:p text:style-name="Standard"><text:s text:c="6"/>{</text:p>
      <text:p text:style-name="Standard"><text:s text:c="7"/>"species": "marketplace",</text:p>
      <text:p text:style-name="Standard"><text:s text:c="7"/>"pos_id": "pos_mkt_001",</text:p>
      <text:p text:style-name="Standard"><text:s text:c="7"/>"payload": {</text:p>
      <text:p text:style-name="Standard"><text:s text:c="8"/>"capability": "sync_inventory",</text:p>
      <text:p text:style-name="Standard"><text:s text:c="9"/>"items": [</text:p>
      <text:p text:style-name="Standard"><text:s text:c="8"/>{"sku": "A123", "qty": 10},</text:p>
      <text:p text:style-name="Standard"><text:s text:c="6"/>{"sku": "B456", "qty": 5}</text:p>
      <text:p text:style-name="Standard"><text:s text:c="4"/></text:p>
      <text:p text:style-name="Standard"><text:s text:c="3"/>}</text:p>
      <text:p text:style-name="Standard">}</text:p>
      <text:p text:style-name="Standard"><text:s/>"species": "marketplace",</text:p>
      <text:p text:style-name="Standard"><text:s text:c="10"/>"pos_id": "pos_mkt_020",</text:p>
      <text:p text:style-name="Standard"><text:s text:c="11"/>"payload": {</text:p>
      <text:p text:style-name="Standard"><text:s text:c="9"/>"capability": "pull_marketplace_analytics"</text:p>
      <text:p text:style-name="Standard"><text:s text:c="6"/>}</text:p>
      <text:p text:style-name="Standard"><text:s text:c="3"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4:00:23.156075642</meta:creation-date>
    <dc:date>2026-02-26T14:01:26.486620739</dc:date>
    <meta:editing-duration>PT1M6S</meta:editing-duration>
    <meta:editing-cycles>1</meta:editing-cycles>
    <meta:document-statistic meta:table-count="0" meta:image-count="0" meta:object-count="0" meta:page-count="2" meta:paragraph-count="64" meta:word-count="156" meta:character-count="1900" meta:non-whitespace-character-count="1364"/>
    <meta:generator>LibreOffice/7.3.7.2$Linux_X86_64 LibreOffice_project/30$Build-2</meta:generator>
  </office:meta>
</office:document-meta>
</file>